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1" svg:font-family="'Trebuchet MS'"/>
    <style:font-face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body>
    <office:text>
      <text:p text:style-name="Standard"/>
      <text:p text:style-name="heading_5f_preface">NATIONAL ASSEMBLY<text:s/></text:p>
      <text:p text:style-name="Standard"/>
      <text:p text:style-name="subheading_5f_preface">OFFICIAL REPORT<text:s/></text:p>
      <text:p text:style-name="Standard"/>
      <text:p text:style-name="Standard">Wednesday, 20th March, 1991<text:s/></text:p>
      <text:p text:style-name="Standard"/>
      <text:p text:style-name="observation">The House met at thirty minutes past Two o'clock.<text:s/></text:p>
      <text:p text:style-name="observation">[Mr Speaker in the Chair]<text:s/></text:p>
      <text:p text:style-name="Standard"/>
      <text:p text:style-name="Standard"/>
      <text:p text:style-name="heading_5f_papers">PAPERS<text:s/><text:s/>LAID<text:s/></text:p>
      <text:p text:style-name="Standard"/>
      <text:p text:style-name="subheading_5f_papers">The following Papers were laid on the Table:<text:s/></text:p>
      <text:p text:style-name="Standard"><text:a xlink:href="uri:Annual Report and Accounts of Jomo Kenyatta University College of Agriculture and Technology for the year ended 30th June, 1990 and the Certificate thereon by the Auditor-General (Corporations)&#10;        ">Kenya Accountants and Secretaries National Examinations Board Report and Accounts for the year ended 30th June, 1986.<text:s/></text:a></text:p>
      <text:p text:style-name="Standard"><text:a xlink:href="uri:Audit Report and Accounts of Higher Education Loans Fund for the year ended 30th June, 1983 and the Certificate thereon by the Auditor-General (Corporations)&#10;        ">Kenya Accountants and Secretaries National Examinations Board Report and Accounts for the year ended 30th June, 1987.<text:s/></text:a></text:p>
      <text:p text:style-name="Standard"><text:a xlink:href="uri:Finance Report and Accounts of Higher Education Loans Fund for the year ended 30th June, 1983 and the Certificate thereon by the Auditor-General (Corporations)&#10;        ">Kenya Reinsurance Corporation Annual Report and Accounts for the year ended 31st December, 1985.<text:s/></text:a></text:p>
      <text:p text:style-name="Standard"><text:a xlink:href="uri:The Report of the Commonwealth Parliamentary Association (CPA) Kenya branch delegation to the 35th CPA (Africa Region) conference held in Lobamba, Swaziland from 7th August, 2004 to 15th August, 2004.&#10;        ">Kenya Reinsurance Corporation Annual Report and Accounts for the year ended 31st December, 1986.<text:s/></text:a></text:p>
      <text:p text:style-name="Standard"/>
      <text:p text:style-name="observation"/>
      <text:p text:style-name="observation">(By the Assistant Minister for Finance (Mr. Keah) on behalf of the Minister for Finance)</text:p>
      <text:p text:style-name="Standard"/>
      <text:p text:style-name="heading_5f_comchair">COMMUNICATION FROM THE CHAIR</text:p>
      <text:p text:style-name="Standard"/>
      <text:p text:style-name="Standard">The Speaker:<text:s/></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text:s/></text:p>
      <text:p text:style-name="Standard"/>
      <text:p text:style-name="Standard">Mr Abdallah:<text:s/></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p text:style-name="Standard">THE SPEAKER:<text:s/></text:p>
      <text:p text:style-name="Standard"/>
      <text:p text:style-name="Standard">That has no merit, I must say. You mean they went away because we did not start at 2.00 p.m.? When I am in my chambers I watch the attendance here.<text:s/><text:s/></text:p>
      <text:p text:style-name="Standard"/>
      <text:p text:style-name="Standard"/>
      <text:p text:style-name="Standard"/>
      <text:p text:style-name="Standard">ADJOURNMENT</text:p>
      <text:p text:style-name="Standard"/>
      <text:p text:style-name="Standard">The Temporary Deputy Speaker (Mr. Kabingu-Muregi):<text:s/></text:p>
      <text:p text:style-name="Standard">It is now time for the interruption of business. The House is, therefore, adjourned until tomorrow, Wednesday, 11th May, at 9.00 a.m.<text:s/></text:p>
      <text:p text:style-name="Standard">The House rose at thirty minutes past Six o'cloc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1" svg:font-family="'Trebuchet MS'"/>
    <style:font-face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DejaVu Sans" style:font-name-complex="DejaVu Sans"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Lucida Sans Unicode" style:font-name-complex="Tahoma" style:font-size-asian="14.0pt"/>
    </style:style>
    <style:style style:display-name="heading_motion" style:family="paragraph" style:name="heading_5f_motion" style:parent-style-name="Heading">
      <style:text-properties fo:font-weight="bold" style:font-name="Trebuchet MS"/>
    </style:style>
    <style:style style:display-name="heading_preface" style:family="paragraph" style:name="heading_5f_preface" style:parent-style-name="heading_5f_motion"/>
    <style:style style:display-name="heading_pointoforder" style:family="paragraph" style:name="heading_5f_pointoforder" style:parent-style-name="heading_5f_motion"/>
    <style:style style:family="paragraph" style:name="Index" style:parent-style-name="Standard">
      <style:text-properties style:font-name-complex="Tahoma1"/>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display-name="heading_noticesofmotion" style:family="paragraph" style:name="heading_5f_noticesofmotion" style:parent-style-name="heading_5f_motion"/>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display-name="Heading 2" style:family="paragraph" style:name="Heading_20_2" style:next-style-name="Text_20_body" style:parent-style-name="Heading">
      <style:paragraph-properties/>
      <style:text-properties fo:font-size="14.0pt" fo:font-style="italic" fo:font-weight="bold" style:font-size-asian="14.0pt" style:font-style-asian="italic" style:font-style-complex="italic" style:font-weight-asian="bold" style:font-weight-complex="bold"/>
    </style:style>
    <style:style style:display-name="subheading_motion" style:family="paragraph" style:name="subheading_5f_motion" style:parent-style-name="Heading_20_2">
      <style:text-properties fo:font-size="13.0pt" fo:font-style="normal" style:font-name="Trebuchet MS" style:font-weight-asian="normal" style:font-weight-complex="normal"/>
    </style:style>
    <style:style style:display-name="heading_pstatement" style:family="paragraph" style:name="heading_5f_pstatement" style:parent-style-name="heading_5f_pointoforder"/>
    <style:style style:display-name="Heading 8" style:family="paragraph" style:name="Heading_20_8" style:next-style-name="Text_20_body" style:parent-style-name="Heading">
      <style:paragraph-properties/>
      <style:text-properties fo:font-weight="bold" style:font-weight-asian="bold" style:font-weight-complex="bold"/>
    </style:style>
    <style:style style:display-name="Heading 3" style:family="paragraph" style:name="Heading_20_3" style:next-style-name="Text_20_body" style:parent-style-name="Heading">
      <style:paragraph-properties/>
      <style:text-properties fo:font-size="14.0pt" fo:font-weight="bold" style:font-size-asian="14.0pt" style:font-weight-asian="bold" style:font-weight-complex="bold"/>
    </style:style>
    <style:style style:display-name="subtitle_motion" style:family="paragraph" style:name="subtitle_5f_motion" style:parent-style-name="Heading_20_3">
      <style:text-properties fo:font-size="12.0pt" fo:font-style="italic" fo:font-weight="normal" style:font-name="Trebuchet MS1"/>
    </style:style>
    <style:style style:display-name="heading_question" style:family="paragraph" style:name="heading_5f_question" style:next-style-name="Standard" style:parent-style-name="heading_5f_motion">
      <style:paragraph-properties/>
    </style:style>
    <style:style style:display-name="heading_allquestions" style:family="paragraph" style:name="heading_5f_allquestions" style:next-style-name="Standard" style:parent-style-name="heading_5f_question">
      <style:paragraph-properties/>
      <style:text-properties style:font-name="Trebuchet MS"/>
    </style:style>
    <style:style style:default-outline-level="9" style:display-name="Heading 9" style:family="paragraph" style:name="Heading_20_9" style:next-style-name="Text_20_body" style:parent-style-name="Heading">
      <style:paragraph-properties/>
      <style:text-properties fo:font-weight="bold" style:font-weight-asian="bold" style:font-weight-complex="bold"/>
    </style:style>
    <style:style style:display-name="Heading 6" style:family="paragraph" style:name="Heading_20_6" style:next-style-name="Text_20_body" style:parent-style-name="Heading">
      <style:paragraph-properties/>
      <style:text-properties fo:font-weight="bold" style:font-weight-asian="bold" style:font-weight-complex="bold"/>
    </style:style>
    <style:style style:display-name="Heading 7" style:family="paragraph" style:name="Heading_20_7" style:next-style-name="Text_20_body" style:parent-style-name="Heading">
      <style:paragraph-properties/>
      <style:text-properties fo:font-weight="bold" style:font-weight-asian="bold" style:font-weight-complex="bold"/>
    </style:style>
    <style:style style:display-name="Heading 4" style:family="paragraph" style:name="Heading_20_4" style:next-style-name="Text_20_body" style:parent-style-name="Heading">
      <style:paragraph-properties/>
      <style:text-properties fo:font-style="italic" fo:font-weight="bold" style:font-style-asian="italic" style:font-style-complex="italic" style:font-weight-asian="bold" style:font-weight-complex="bold"/>
    </style:style>
    <style:style style:display-name="heading_papers" style:family="paragraph" style:name="heading_5f_papers" style:parent-style-name="heading_5f_preface"/>
    <style:style style:display-name="Heading 1" style:family="paragraph" style:name="Heading_20_1"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style:tab-stops>
          <style:tab-stop style:position="8.795cm" style:type="center"/>
          <style:tab-stop style:position="17.59cm" style:type="right"/>
        </style:tab-stops>
      </style:paragraph-properties>
    </style:style>
    <style:style style:display-name="Contents Heading" style:family="paragraph" style:name="Contents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end-marker" style:parent-style-name="default_paragraph_style">
      <style:text-properties fo:color="#dc2300" fo:font-size="11.0pt" fo:font-style="italic" fo:font-weight="bold"/>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style style:family="paragraph" style:name="Drawing" style:parent-style-name="Caption"/>
    <style:style style:display-name="heading_procmotions" style:family="paragraph" style:name="heading_5f_procmotions" style:parent-style-name="heading_5f_noticesofmotion"/>
    <style:style style:display-name="subheading_preface" style:family="paragraph" style:name="subheading_5f_preface" style:parent-style-name="subheading_5f_motion">
      <style:text-properties style:font-name="Trebuchet MS"/>
    </style:style>
    <style:style style:display-name="subheading_papers" style:family="paragraph" style:name="subheading_5f_papers" style:parent-style-name="subheading_5f_preface"/>
    <style:style style:family="paragraph" style:name="comment" style:parent-style-name="Standard">
      <style:paragraph-properties fo:background-color="#e6e6e6" fo:border-bottom="0.18mm solid #000000" fo:border-left="0.18mm solid #000000" fo:border-right="0.18mm solid #000000" fo:border-top="0.18mm solid #000000" fo:margin-left="6.1mm" fo:margin-right="0.0mm" fo:padding-bottom="0.0mm" fo:padding-left="0.0mm" fo:padding-right="0.0mm" fo:padding-top="0.0mm" fo:text-indent="0.0mm"/>
      <style:text-properties fo:font-size="11.0pt" fo:font-style="italic" style:font-size-asian="11.0pt" style:font-style-asian="italic" style:font-style-complex="italic"/>
    </style:style>
    <style:style style:family="paragraph" style:name="comment-plain" style:parent-style-name="comment">
      <style:paragraph-properties fo:background-color="transparent"/>
    </style:style>
    <style:style style:display-name="heading_comchair" style:family="paragraph" style:name="heading_5f_comchair" style:parent-style-name="heading_5f_pointoforder">
      <style:text-properties style:font-name="Trebuchet MS"/>
    </style:style>
    <style:style style:display-name="Contents 1" style:family="paragraph" style:name="Contents_20_1" style:parent-style-name="Index">
      <style:paragraph-properties fo:margin-left="0.0mm" fo:margin-right="0.0mm" fo:text-indent="0.0mm">
        <style:tab-stops>
          <style:tab-stop style:position="17.59cm" style:type="right"/>
        </style:tab-stops>
      </style:paragraph-properties>
    </style:style>
    <style:style style:display-name="Contents 2" style:family="paragraph" style:name="Contents_20_2" style:parent-style-name="Index">
      <style:paragraph-properties fo:margin-left="4.99mm" fo:margin-right="0.0mm" fo:text-indent="0.0mm">
        <style:tab-stops>
          <style:tab-stop style:position="17.589cm" style:type="right"/>
        </style:tab-stops>
      </style:paragraph-properties>
    </style:style>
    <style:style style:display-name="Contents 3" style:family="paragraph" style:name="Contents_20_3" style:parent-style-name="Index">
      <style:paragraph-properties fo:margin-left="9.98mm" fo:margin-right="0.0mm" fo:text-indent="0.0mm">
        <style:tab-stops>
          <style:tab-stop style:position="17.589cm" style:type="right"/>
        </style:tab-stops>
      </style:paragraph-properties>
    </style:style>
    <style:style style:display-name="Contents 4" style:family="paragraph" style:name="Contents_20_4" style:parent-style-name="Index">
      <style:paragraph-properties fo:margin-left="14.98mm" fo:margin-right="0.0mm" fo:text-indent="0.0mm">
        <style:tab-stops>
          <style:tab-stop style:position="17.59cm" style:type="right"/>
        </style:tab-stops>
      </style:paragraph-properties>
    </style:style>
    <style:style style:display-name="Contents 5" style:family="paragraph" style:name="Contents_20_5" style:parent-style-name="Index">
      <style:paragraph-properties fo:margin-left="19.97mm" fo:margin-right="0.0mm" fo:text-indent="0.0mm">
        <style:tab-stops>
          <style:tab-stop style:position="17.59cm" style:type="right"/>
        </style:tab-stops>
      </style:paragraph-properties>
    </style:style>
    <style:style style:display-name="Contents 6" style:family="paragraph" style:name="Contents_20_6" style:parent-style-name="Index">
      <style:paragraph-properties fo:margin-left="24.96mm" fo:margin-right="0.0mm" fo:text-indent="0.0mm">
        <style:tab-stops>
          <style:tab-stop style:position="17.59cm" style:type="right"/>
        </style:tab-stops>
      </style:paragraph-properties>
    </style:style>
    <style:style style:display-name="Contents 7" style:family="paragraph" style:name="Contents_20_7" style:parent-style-name="Index">
      <style:paragraph-properties fo:margin-left="29.95mm" fo:margin-right="0.0mm" fo:text-indent="0.0mm">
        <style:tab-stops>
          <style:tab-stop style:position="17.589cm" style:type="right"/>
        </style:tab-stops>
      </style:paragraph-properties>
    </style:style>
    <style:style style:display-name="Contents 8" style:family="paragraph" style:name="Contents_20_8" style:parent-style-name="Index">
      <style:paragraph-properties fo:margin-left="34.94mm" fo:margin-right="0.0mm" fo:text-indent="0.0mm">
        <style:tab-stops>
          <style:tab-stop style:position="17.589cm" style:type="right"/>
        </style:tab-stops>
      </style:paragraph-properties>
    </style:style>
    <style:style style:display-name="Contents 9" style:family="paragraph" style:name="Contents_20_9" style:parent-style-name="Index">
      <style:paragraph-properties fo:margin-left="39.93mm" fo:margin-right="0.0mm" fo:text-indent="0.0mm">
        <style:tab-stops>
          <style:tab-stop style:position="17.589cm" style:type="right"/>
        </style:tab-stops>
      </style:paragraph-properties>
    </style:style>
    <style:style style:family="paragraph" style:name="observation" style:next-style-name="Drawing" style:parent-style-name="Standard">
      <style:paragraph-properties/>
      <style:text-properties fo:font-size="11.0pt" fo:font-style="italic"/>
    </style:style>
    <style:style style:display-name="Contents 10" style:family="paragraph" style:name="Contents_20_10" style:parent-style-name="Index">
      <style:paragraph-properties fo:margin-left="44.93mm" fo:margin-right="0.0mm" fo:text-indent="0.0mm">
        <style:tab-stops>
          <style:tab-stop style:position="17.59cm" style:type="right"/>
        </style:tab-stops>
      </style:paragraph-properties>
    </style:style>
    <style:style style:display-name="subheading_question" style:family="paragraph" style:name="subheading_5f_question" style:next-style-name="Standard" style:parent-style-name="subheading_5f_motion">
      <style:paragraph-properties/>
      <style:text-properties style:font-name="Trebuchet MS"/>
    </style:style>
    <style:style style:family="paragraph" style:name="Text" style:parent-style-name="Caption"/>
    <style:style style:family="paragraph" style:name="begin-marker" style:parent-style-name="default_paragraph_style">
      <style:text-properties fo:color="#dc2300" fo:font-size="11.0pt" fo:font-style="italic" fo:font-weight="bold"/>
    </style:style>
    <style:style style:display-name="char_style" style:family="text" style:name="char_5f_style" style:parent-style-name="default_character_style">
      <style:text-properties fo:background-color="#eb613d" fo:font-style="italic" fo:font-weight="bold"/>
    </style:style>
    <style:style style:family="text" style:name="an-list-item" style:parent-style-name="char_5f_style">
      <style:text-properties fo:background-color="#ccffff" fo:font-style="italic" fo:font-weight="normal"/>
    </style:style>
    <style:style style:display-name="Line numbering" style:family="text" style:name="Line_20_numbering" style:parent-style-name="default_character_style"/>
    <style:style style:display-name="Bullet Symbols" style:family="text" style:name="Bullet_20_Symbols" style:parent-style-name="default_character_style">
      <style:text-properties fo:font-size="9.0pt" style:font-name="StarSymbol" style:font-name-asian="StarSymbol" style:font-name-complex="StarSymbol" style:font-size-asian="9.0pt"/>
    </style:style>
    <style:style style:display-name="Internet link" style:family="text" style:name="Internet_20_link" style:parent-style-name="default_character_style">
      <style:text-properties fo:color="#000080" style:text-underline-style="solid"/>
    </style:style>
    <style:default-style style:family="graphic">
      <style:text-properties fo:country="US" fo:font-size="12.0pt" fo:language="en"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4</dc:date>
    <meta:editing-cycles>2</meta:editing-cycles>
    <meta:editing-duration>PT0.006S</meta:editing-duration>
  </office:meta>
</office:document-meta>
</file>